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1331"/>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373a3c" style:font-name="Open Sans" fo:font-size="11.25pt" fo:letter-spacing="normal" fo:font-style="normal" fo:font-weight="normal"/>
    </style:style>
    <style:style style:name="T2" style:family="text">
      <style:text-properties officeooo:rsid="00131331"/>
    </style:style>
    <style:style style:name="T3" style:family="text">
      <style:text-properties officeooo:rsid="00136b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yui_3_17_2_1_1602411422063_41"/><text:span text:style-name="Strong_20_Emphasis"><text:span text:style-name="T1">What changes need to occur to enable more girls and women to participate in STEM education at any level?</text:span></text:span> </text:p>
      <text:p text:style-name="Standard"/>
      <text:p text:style-name="P1"><text:span text:style-name="T2">I think that changes which need to occur aren’t directly at the teaching level. It’s mostly a social problem. To enable more girls and women to participate in STEM education, their representation in these sectors needs to be bigger. This goes through the pop culture, the marketing of all things science-based (which is currently mostly male centric). And obviously, these changes must go through all of us : we have to change our look on the science and tech and become aware of the problem. By doing all this, I think that the greater integration of women in these sectors will happen naturally. STEM, itself, and the education of it are just as suitable for women as they are for men,. Women are just as receptive to them as men. There just must be a mentality change to allow women to integrate as easily as m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1T12:20:52.267000000</meta:creation-date>
    <dc:date>2020-10-11T12:54:38.626000000</dc:date>
    <meta:editing-duration>PT12M55S</meta:editing-duration>
    <meta:editing-cycles>1</meta:editing-cycles>
    <meta:document-statistic meta:table-count="0" meta:image-count="0" meta:object-count="0" meta:page-count="1" meta:paragraph-count="2" meta:word-count="165" meta:character-count="921" meta:non-whitespace-character-count="757"/>
    <meta:generator>LibreOffice/6.3.2.2$Windows_X86_64 LibreOffice_project/98b30e735bda24bc04ab42594c85f7fd8be07b9c</meta:generator>
  </office:meta>
</office:document-meta>
</file>